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DM1-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50</text:p>
          </table:table-cell>
          <table:table-cell office:value-type="string" calcext:value-type="string">
            <text:p>R1,R2,R3,R4,R5,R6,R7</text:p>
          </table:table-cell>
          <table:table-cell office:value-type="string" calcext:value-type="string">
            <text:p>R120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47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1X10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HDR-M-2.54_1X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amic cap 0.1u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talum cap 10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-SMD_L3.2-W1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SP-C2x3 Display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HDSP-C2x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D62783AFWG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18_L11.6-W7.5-P1.27-LS10.3-B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74HC594D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16_L10.8-W4.5-P1.27-LS6.8-B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1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0:28:11.595998219</meta:creation-date>
    <dc:date>2023-04-22T10:04:08.211122916</dc:date>
    <meta:editing-duration>PT12M35S</meta:editing-duration>
    <meta:editing-cycles>11</meta:editing-cycles>
    <meta:generator>LibreOffice/7.4.6.2$Linux_X86_64 LibreOffice_project/40$Build-2</meta:generator>
    <meta:document-statistic meta:table-count="1" meta:cell-count="36" meta:object-count="0"/>
  </office:meta>
</office:document-meta>
</file>